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73d" officeooo:paragraph-rsid="001b473d"/>
    </style:style>
    <style:style style:name="P2" style:family="paragraph" style:parent-style-name="Standard">
      <style:text-properties fo:font-size="15pt" fo:font-weight="bold" officeooo:rsid="000bb068" officeooo:paragraph-rsid="001c55c0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c55c0" officeooo:paragraph-rsid="001c55c0"/>
    </style:style>
    <style:style style:name="P4" style:family="paragraph" style:parent-style-name="Standard">
      <style:text-properties officeooo:rsid="001ceeec" officeooo:paragraph-rsid="001ceeec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officeooo:rsid="001c55c0" style:text-overline-style="solid" style:text-overline-width="auto" style:text-overline-color="font-color"/>
    </style:style>
    <style:style style:name="T3" style:family="text">
      <style:text-properties officeooo:rsid="001ceeec" style:text-overline-style="solid" style:text-overline-width="auto" style:text-overline-color="font-color"/>
    </style:style>
    <style:style style:name="T4" style:family="text">
      <style:text-properties style:text-overline-style="none" style:text-overline-color="font-color"/>
    </style:style>
    <style:style style:name="T5" style:family="text">
      <style:text-properties officeooo:rsid="001c5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esor (#DNI, nombre, direccion, telefono</text:p>
      <text:p text:style-name="P1"/>
      <text:p text:style-name="P1">Modulo (#codigo, nombre, <text:span text:style-name="T1">DNI_profesor,</text:span><text:span text:style-name="T4"> </text:span><text:span text:style-name="T1">codigo_curso</text:span></text:p>
      <text:p text:style-name="P1"/>
      <text:p text:style-name="P1">Curso (#codigo, turno, nombre, <text:span text:style-name="T1">n.expediente,</text:span><text:span text:style-name="T4"> modo_eleccion</text:span><text:span text:style-name="T1">)</text:span></text:p>
      <text:p text:style-name="P1"/>
      <text:p text:style-name="P1">Alumnado (#ñ.expediente, nombre, apellido1, apellido2, fecha_nac, tipo<text:span text:style-name="T5">)</text:span></text:p>
      <text:p text:style-name="P1"/>
      <text:p text:style-name="P1">Modulo_Alumnado (<text:span text:style-name="T1">#co</text:span><text:span text:style-name="T2">digo_modulo</text:span><text:span text:style-name="T5">, </text:span><text:span text:style-name="T2">#</text:span><text:span text:style-name="T3">n.expediente_alumnado</text:span><text:span text:style-name="T5">)</text:span></text:p>
      <text:p text:style-name="P1"/>
      <text:p text:style-name="P2">Claves foráneas:</text:p>
      <text:p text:style-name="P1"/>
      <text:p text:style-name="P3">Modulo (<text:span text:style-name="T1">DNI_profesor)</text:span> → Profesor (#DNI)</text:p>
      <text:p text:style-name="P3"/>
      <text:p text:style-name="P4">Modulo (<text:span text:style-name="T1">codigo_curso</text:span>) → Curso (#codigo)</text:p>
      <text:p text:style-name="P4"/>
      <text:p text:style-name="P4">Curso (<text:span text:style-name="T1">n.expediente_alumnado</text:span>) → Alumnado (n.expediente)</text:p>
      <text:p text:style-name="P4"/>
      <text:p text:style-name="P4">Modulo_Alumnado (<text:span text:style-name="T1">#codigo_modulo</text:span>) → Modulo(#codigo)</text:p>
      <text:p text:style-name="P4"/>
      <text:p text:style-name="P4">Modulo_Alumnado (<text:span text:style-name="T1">n.expediente_alumnado</text:span>) → Modulo(#n.expedient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3T20:40:27.701000000</meta:creation-date>
    <meta:generator>LibreOffice/24.2.3.2$Windows_X86_64 LibreOffice_project/433d9c2ded56988e8a90e6b2e771ee4e6a5ab2ba</meta:generator>
    <dc:date>2025-11-03T21:16:23.669000000</dc:date>
    <meta:editing-duration>PT11M46S</meta:editing-duration>
    <meta:editing-cycles>1</meta:editing-cycles>
    <meta:document-statistic meta:table-count="0" meta:image-count="0" meta:object-count="0" meta:page-count="1" meta:paragraph-count="11" meta:word-count="51" meta:character-count="542" meta:non-whitespace-character-count="502"/>
  </office:meta>
</office:document-meta>
</file>